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style:line-height-at-least="0.2398in"/>
      <style:text-properties fo:font-variant="normal" fo:text-transform="none" fo:color="#000000" style:font-name="sans-serif" fo:font-size="10.5pt" fo:letter-spacing="normal" fo:font-style="normal" fo:font-weight="normal"/>
    </style:style>
    <style:style style:name="P2" style:family="paragraph" style:parent-style-name="Text_20_body">
      <style:paragraph-properties style:line-height-at-least="0.2398in"/>
    </style:style>
    <style:style style:name="P3" style:family="paragraph" style:parent-style-name="Text_20_body">
      <style:paragraph-properties fo:margin-left="0in" fo:margin-right="0in" style:line-height-at-least="0.2398in" fo:text-indent="0in" style:auto-text-indent="false"/>
      <style:text-properties fo:font-variant="normal" fo:text-transform="none" fo:color="#000000" style:font-name="sans-serif" fo:font-size="10.5pt" fo:letter-spacing="normal" fo:font-style="normal" fo:font-weight="normal"/>
    </style:style>
    <style:style style:name="P4" style:family="paragraph" style:parent-style-name="Heading_20_3">
      <style:text-properties fo:font-variant="normal" fo:text-transform="none" fo:color="#000000" style:font-name="sans-serif" fo:letter-spacing="normal" fo:font-style="normal"/>
    </style:style>
    <style:style style:name="T1" style:family="text">
      <style:text-properties fo:font-variant="normal" fo:text-transform="none" fo:color="#000000" style:font-name="sans-serif"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4" text:outline-level="3">2 - Game Scheduler</text:h>
      <text:p text:style-name="P3">Many developers here are avid gamers. To celebrate their prowess we are organizing an Open Game, but we need your help planning it. There will be thousands of participants split into teams. Each team will attempt to complete a game roster consisting of several tricks. Each game emphasizes different aspects, requiring hand to eye coordination (H), endurance (E) and pizzazz (P) in various amounts for successful completion. Each player has these abilities in various amounts as well. How good a match they are for a game is determined by the dot product of the player’s and the game’s H, E, and P values. The higher the result, the better the match.</text:p>
      <text:p text:style-name="P1">Each participant will be on exactly one team and there will be a distinct game for each team to attempt. Each participant will rank in order of preference their top X game. Since we would like the audiences to enjoy the performances as much as possible, when assigning players to games we also want to consider how well their skills match up to the game. In fact we want to match players to games such that no player could switch to a game that they prefer more than the one they are assigned to and be a better fit for that game than one of the other players assigned to it.</text:p>
      <text:p text:style-name="P1">To help us create the player/game assignments write a program in a language of your choice that takes as input a file of games and players and outputs a file of games and player assignments. The number of players assigned to a game should be the number of players divided by the number of games. Assume that the number of games and players will be such that each game will have the same number of players with no remainder.</text:p>
      <text:p text:style-name="P2"><text:span text:style-name="Strong_20_Emphasis"><text:span text:style-name="T1">Input file</text:span></text:span><text:span text:style-name="T1"><text:line-break/>One line per game or player. All games will come before any players. Game lines start with a G and player lines start with a P. Names of games and players will never have spaces. A skill and the rating for that skill are separated by a colon. Game lines have the game names followed by skills. Player lines have the player names followed by skills, followed by games in order of preference, separated by commas. Example:</text:span></text:p>
      <text:p text:style-name="P1">G G0 H:7 E:7 P:10<text:line-break/>G G1 H:2 E:1 P:1<text:line-break/>G G2 H:7 E:6 P:4</text:p>
      <text:p text:style-name="P1">P P0 H:3 E:9 P:2 G2,G0,G1<text:line-break/>P P1 H:4 E:3 P:7 G0,G2,G1<text:line-break/>P P2 H:4 E:0 P:10 G0,G2,G1<text:line-break/>P P3 H:10 E:3 P:8 G2,G0,G1<text:line-break/>P P4 H:6 E:10 P:1 G0,G2,G1<text:line-break/>P P5 H:6 E:7 P:7 G0,G2,G1<text:line-break/>P P6 H:8 E:6 P:9 G2,G1,G0<text:line-break/>P P7 H:7 E:1 P:5 G2,G1,G0<text:line-break/><text:soft-page-break/>P P8 H:8 E:2 P:3 G1,G0,G2<text:line-break/>P P9 H:10 E:2 P:1 G1,G2,G0<text:line-break/>P P10 H:6 E:4 P:5 G0,G2,G1<text:line-break/>P P11 H:8 E:4 P:7 G0,G1,G2</text:p>
      <text:p text:style-name="P2"><text:span text:style-name="Strong_20_Emphasis"><text:span text:style-name="T1">Output file</text:span></text:span><text:span text:style-name="T1"><text:line-break/>One line per game assignment. Each line should contain the game name followed by the player name, followed by that player’s games in order of preference and the match score for that game. The line should include all players matched to the game. The example below is a valid assignment for the input file above.</text:span></text:p>
      <text:p text:style-name="P1">G2 P6 G2:128 G1:31 G0:188, P3 G2:120 G0:171 G1:31, P10 G0:120 G2:86 G1:21, P0 G2:83 G0:104 G1:17 <text:line-break/>G1 P9 G1:23 G2:86 G0:94, P8 G1:21 G0:100 G2:80, P7 G2:75 G1:20 G0:106, P1 G0:119 G2:74 G1:18 <text:line-break/>G0 P5 G0:161 G2:112 G1:26, P11 G0:154 G1:27 G2:108, P2 G0:128 G2:68 G1:18, P4 G0:122 G2:106 G1:23</text:p>
      <text:p text:style-name="P2"><text:span text:style-name="T1">Run your program on </text:span><text:a xlink:type="simple" xlink:href="http://www.yodlecareers.com/puzzles/jugglefest.txt" text:style-name="Internet_20_link" text:visited-style-name="Visited_20_Internet_20_Link"><text:span text:style-name="Strong_20_Emphasis"><text:span text:style-name="T1">this input file</text:span></text:span></text:a><text:span text:style-name="T1"> which contains 2000 games and 12000 players. Send us both your code and the output file to the following e-mail address: the sum of the names of the players (taking off the leading letter P) that are assigned to game G1970 @yodle.com. So for example if the players assigned to game G1970 were P1, P2, P3, P4, P5 and P6 you would send your solution to</text:span><text:bookmark text:name="eeEncEmail_T7swXmqtDc"/><text:a xlink:type="simple" xlink:href="mailto:21@yodle.com" text:style-name="Internet_20_link" text:visited-style-name="Visited_20_Internet_20_Link">21@yodle.com</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Powell</meta:initial-creator>
    <meta:creation-date>2015-01-15T20:58:15.80</meta:creation-date>
    <dc:date>2015-01-19T12:40:29.32</dc:date>
    <dc:creator>Michael Powell</dc:creator>
    <meta:editing-duration>PT9M4S</meta:editing-duration>
    <meta:editing-cycles>13</meta:editing-cycles>
    <meta:generator>OpenOffice/4.1.0$Win32 OpenOffice.org_project/410m18$Build-9764</meta:generator>
    <meta:document-statistic meta:table-count="0" meta:image-count="0" meta:object-count="0" meta:page-count="2" meta:paragraph-count="10" meta:word-count="652" meta:character-count="3474"/>
  </office:meta>
</office:document-meta>
</file>